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217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99ccff" draw:opacity="10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99cc6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ffd32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.465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465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f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2.19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893cm"/>
    </style:style>
    <style:style style:name="gr14" style:family="graphic" style:parent-style-name="standard">
      <style:graphic-properties draw:stroke="none" svg:stroke-color="#000000" draw:fill="none" draw:fill-color="#ffffff" fo:min-height="0.733cm"/>
    </style:style>
    <style:style style:name="P1" style:family="paragraph">
      <style:text-properties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margin-top="0cm" fo:margin-bottom="0cm" fo:text-indent="0cm"/>
      <style:text-properties fo:font-weight="bold" style:font-weight-asian="bold" style:font-weight-complex="bold"/>
    </style:style>
    <style:style style:name="T1" style:family="text">
      <style:text-properties fo:color="#6699cc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2" style:family="text">
      <style:text-properties fo:color="#99cc66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3" style:family="text">
      <style:text-properties fo:color="#ffcc99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4" style:family="text">
      <style:text-properties fo:color="#ffcc00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5" style:family="text">
      <style:text-properties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6" style:family="text">
      <style:text-properties fo:color="#ffd320" fo:font-family="Consolas" style:font-family-generic="modern" style:font-pitch="fixed" fo:font-size="22pt" fo:text-shadow="1pt 1pt" fo:font-weight="bold" style:font-size-asian="22pt" style:font-weight-asian="bold" style:font-size-complex="2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24cm" svg:height="9.467cm" svg:x="14.011cm" svg:y="3.981cm">
          <draw:text-box>
            <text:p><text:span text:style-name="T1">var </text:span><text:span text:style-name="T2">i</text:span><text:span text:style-name="T1"> </text:span><text:span text:style-name="T3">=</text:span><text:span text:style-name="T1"> </text:span><text:span text:style-name="T4">0</text:span><text:span text:style-name="T1">;</text:span></text:p>
            <text:p><text:span text:style-name="T1">var </text:span><text:span text:style-name="T2">j</text:span><text:span text:style-name="T1"> </text:span><text:span text:style-name="T3">=</text:span><text:span text:style-name="T1"> </text:span><text:span text:style-name="T4">0</text:span><text:span text:style-name="T1">;</text:span></text:p>
            <text:p><text:span text:style-name="T1">while</text:span><text:span text:style-name="T5"> (</text:span><text:span text:style-name="T2">i</text:span><text:span text:style-name="T5"> </text:span><text:span text:style-name="T3">&lt;</text:span><text:span text:style-name="T5"> </text:span><text:span text:style-name="T6">10</text:span><text:span text:style-name="T5">) {</text:span></text:p>
            <text:p><text:span text:style-name="T5"><text:tab/></text:span><text:span text:style-name="T2">i </text:span><text:span text:style-name="T3">+=</text:span><text:span text:style-name="T5"> </text:span><text:span text:style-name="T6">1</text:span><text:span text:style-name="T5">;</text:span></text:p>
            <text:p><text:span text:style-name="T5"><text:tab/></text:span><text:span text:style-name="T2">j </text:span><text:span text:style-name="T3">+=</text:span><text:span text:style-name="T5"> </text:span><text:span text:style-name="T6">2</text:span><text:span text:style-name="T5">;</text:span></text:p>
            <text:p><text:span text:style-name="T5">}</text:span></text:p>
          </draw:text-box>
        </draw:frame>
        <draw:custom-shape draw:style-name="gr2" draw:text-style-name="P3" xml:id="id1" draw:id="id1" draw:layer="layout" svg:width="2.54cm" svg:height="2.54cm" svg:x="8.99cm" svg:y="9.99cm">
          <text:p text:style-name="P2"><text:span text:style-name="T7">wh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54cm" svg:height="2.54cm" svg:x="2.64cm" svg:y="14.695cm">
          <text:p text:style-name="P2"><text:span text:style-name="T8">&lt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3" draw:id="id3" draw:layer="layout" svg:width="1.27cm" svg:height="1.27cm" svg:x="1.37cm" svg:y="19.496cm">
          <text:p text:style-name="P2"><text:span text:style-name="T7">i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3" xml:id="id4" draw:id="id4" draw:layer="layout" svg:width="1.27cm" svg:height="1.27cm" svg:x="5.18cm" svg:y="19.496cm">
          <text:p text:style-name="P2"><text:span text:style-name="T7">10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2" draw:layer="layout" draw:type="line" svg:x1="9.362cm" svg:y1="12.158cm" svg:x2="3.91cm" svg:y2="14.695cm" draw:start-shape="id1" draw:start-glue-point="7" draw:end-shape="id2" draw:end-glue-point="0" svg:d="M9362 12158l-5452 2537">
          <text:p/>
        </draw:connector>
        <draw:connector draw:style-name="gr6" draw:text-style-name="P2" draw:layer="layout" draw:type="line" svg:x1="3.91cm" svg:y1="17.235cm" svg:x2="2.005cm" svg:y2="19.496cm" draw:start-shape="id2" draw:start-glue-point="2" draw:end-shape="id3" draw:end-glue-point="0" svg:d="M3910 17235l-1905 2261">
          <text:p/>
        </draw:connector>
        <draw:connector draw:style-name="gr6" draw:text-style-name="P2" draw:layer="layout" draw:type="line" svg:x1="3.91cm" svg:y1="17.235cm" svg:x2="5.815cm" svg:y2="19.496cm" draw:start-shape="id2" draw:start-glue-point="2" draw:end-shape="id4" draw:end-glue-point="0" svg:d="M3910 17235l1905 2261">
          <text:p/>
        </draw:connector>
        <draw:custom-shape draw:style-name="gr7" draw:text-style-name="P3" xml:id="id6" draw:id="id6" draw:layer="layout" svg:width="2.54cm" svg:height="2.54cm" svg:x="9.001cm" svg:y="14.69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8" draw:text-style-name="P5" draw:layer="layout" svg:width="5.207cm" svg:height="1.715cm" svg:x="1.381cm" svg:y="15.541cm">
          <draw:text-box>
            <text:p><text:span text:style-name="T7">M1</text:span></text:p>
          </draw:text-box>
        </draw:frame>
        <draw:frame draw:style-name="gr9" draw:text-style-name="P7" draw:layer="layout" svg:width="5.207cm" svg:height="1.715cm" svg:x="7.004cm" svg:y="13.107cm">
          <draw:text-box>
            <text:p text:style-name="P6"><text:span text:style-name="T7">M2</text:span></text:p>
          </draw:text-box>
        </draw:frame>
        <draw:frame draw:style-name="gr8" draw:text-style-name="P5" draw:layer="layout" svg:width="3.175cm" svg:height="1.715cm" svg:x="1.373cm" svg:y="20.959cm">
          <draw:text-box>
            <text:p><text:span text:style-name="T7">M1</text:span></text:p>
          </draw:text-box>
        </draw:frame>
        <draw:frame draw:style-name="gr8" draw:text-style-name="P5" draw:layer="layout" svg:width="3.175cm" svg:height="1.715cm" svg:x="5.175cm" svg:y="20.959cm">
          <draw:text-box>
            <text:p><text:span text:style-name="T7">M2</text:span></text:p>
          </draw:text-box>
        </draw:frame>
        <draw:custom-shape draw:style-name="gr10" draw:text-style-name="P3" xml:id="id19" draw:id="id19" draw:layer="layout" svg:width="3.81cm" svg:height="3.81cm" svg:x="2.114cm" svg:y="2.027cm">
          <text:p text:style-name="P2"><text:span text:style-name="T7">Program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1" draw:text-style-name="P5" draw:layer="layout" svg:width="2.794cm" svg:height="2.447cm" svg:x="11.541cm" svg:y="10.237cm">
          <draw:text-box>
            <text:p><text:span text:style-name="T7">C3</text:span></text:p>
          </draw:text-box>
        </draw:frame>
        <draw:custom-shape draw:style-name="gr10" draw:text-style-name="P3" xml:id="id5" draw:id="id5" draw:layer="layout" svg:width="2.54cm" svg:height="2.54cm" svg:x="15.351cm" svg:y="14.568cm">
          <text:p text:style-name="P2"><text:span text:style-name="T7">nul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2" draw:layer="layout" draw:type="line" svg:x1="11.158cm" svg:y1="12.158cm" svg:x2="16.621cm" svg:y2="14.568cm" draw:start-shape="id1" draw:start-glue-point="9" draw:end-shape="id5" draw:end-glue-point="4" svg:d="M11158 12158l5463 2410">
          <text:p/>
        </draw:connector>
        <draw:frame draw:style-name="gr13" draw:text-style-name="P7" draw:layer="layout" svg:width="5.207cm" svg:height="1.143cm" svg:x="15.505cm" svg:y="13.294cm">
          <draw:text-box>
            <text:p text:style-name="P6"><text:span text:style-name="T7">M3</text:span></text:p>
          </draw:text-box>
        </draw:frame>
        <draw:connector draw:style-name="gr12" draw:text-style-name="P2" draw:layer="layout" draw:type="line" svg:x1="10.26cm" svg:y1="12.53cm" svg:x2="10.271cm" svg:y2="14.695cm" draw:start-shape="id1" draw:start-glue-point="8" draw:end-shape="id6" draw:end-glue-point="4" svg:d="M10260 12530l11 2165">
          <text:p/>
        </draw:connector>
        <draw:custom-shape draw:style-name="gr3" draw:text-style-name="P4" xml:id="id7" draw:id="id7" draw:layer="layout" svg:width="2.54cm" svg:height="2.54cm" svg:x="15.14cm" svg:y="18.895cm">
          <text:p text:style-name="P2"><text:span text:style-name="T8">+=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8" draw:id="id8" draw:layer="layout" svg:width="1.27cm" svg:height="1.27cm" svg:x="13.87cm" svg:y="23.696cm">
          <text:p text:style-name="P2"><text:span text:style-name="T7">j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3" xml:id="id9" draw:id="id9" draw:layer="layout" svg:width="1.27cm" svg:height="1.27cm" svg:x="17.68cm" svg:y="23.696cm">
          <text:p text:style-name="P2"><text:span text:style-name="T7">2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2" draw:layer="layout" draw:type="line" svg:x1="16.41cm" svg:y1="21.435cm" svg:x2="14.505cm" svg:y2="23.696cm" draw:start-shape="id7" draw:start-glue-point="2" draw:end-shape="id8" draw:end-glue-point="0" svg:d="M16410 21435l-1905 2261">
          <text:p/>
        </draw:connector>
        <draw:connector draw:style-name="gr6" draw:text-style-name="P2" draw:layer="layout" draw:type="line" svg:x1="16.41cm" svg:y1="21.435cm" svg:x2="18.315cm" svg:y2="23.696cm" draw:start-shape="id7" draw:start-glue-point="2" draw:end-shape="id9" draw:end-glue-point="0" svg:d="M16410 21435l1905 2261">
          <text:p/>
        </draw:connector>
        <draw:frame draw:style-name="gr14" draw:text-style-name="P5" draw:layer="layout" svg:width="5.207cm" svg:height="0.983cm" svg:x="16.24cm" svg:y="17.951cm">
          <draw:text-box>
            <text:p><text:span text:style-name="T7">C2</text:span></text:p>
          </draw:text-box>
        </draw:frame>
        <draw:frame draw:style-name="gr8" draw:text-style-name="P5" draw:layer="layout" svg:width="3.175cm" svg:height="1.715cm" svg:x="13.873cm" svg:y="25.159cm">
          <draw:text-box>
            <text:p><text:span text:style-name="T7">M1</text:span></text:p>
          </draw:text-box>
        </draw:frame>
        <draw:frame draw:style-name="gr8" draw:text-style-name="P5" draw:layer="layout" svg:width="3.175cm" svg:height="1.715cm" svg:x="17.675cm" svg:y="25.159cm">
          <draw:text-box>
            <text:p><text:span text:style-name="T7">M2</text:span></text:p>
          </draw:text-box>
        </draw:frame>
        <draw:custom-shape draw:style-name="gr3" draw:text-style-name="P4" xml:id="id10" draw:id="id10" draw:layer="layout" svg:width="2.54cm" svg:height="2.54cm" svg:x="8.74cm" svg:y="18.895cm">
          <text:p text:style-name="P2"><text:span text:style-name="T8">+=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11" draw:id="id11" draw:layer="layout" svg:width="1.27cm" svg:height="1.27cm" svg:x="7.47cm" svg:y="23.696cm">
          <text:p text:style-name="P2"><text:span text:style-name="T7">i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3" xml:id="id12" draw:id="id12" draw:layer="layout" svg:width="1.27cm" svg:height="1.27cm" svg:x="11.28cm" svg:y="23.696cm">
          <text:p text:style-name="P2"><text:span text:style-name="T7">1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2" draw:layer="layout" draw:type="line" svg:x1="10.01cm" svg:y1="21.435cm" svg:x2="8.105cm" svg:y2="23.696cm" draw:start-shape="id10" draw:start-glue-point="2" draw:end-shape="id11" draw:end-glue-point="0" svg:d="M10010 21435l-1905 2261">
          <text:p/>
        </draw:connector>
        <draw:connector draw:style-name="gr6" draw:text-style-name="P2" draw:layer="layout" draw:type="line" svg:x1="10.01cm" svg:y1="21.435cm" svg:x2="11.915cm" svg:y2="23.696cm" draw:start-shape="id10" draw:start-glue-point="2" draw:end-shape="id12" draw:end-glue-point="0" svg:d="M10010 21435l1905 2261">
          <text:p/>
        </draw:connector>
        <draw:frame draw:style-name="gr14" draw:text-style-name="P5" draw:layer="layout" svg:width="5.207cm" svg:height="0.983cm" svg:x="10.271cm" svg:y="18.029cm">
          <draw:text-box>
            <text:p><text:span text:style-name="T7">C1</text:span></text:p>
          </draw:text-box>
        </draw:frame>
        <draw:frame draw:style-name="gr8" draw:text-style-name="P5" draw:layer="layout" svg:width="3.175cm" svg:height="1.715cm" svg:x="7.473cm" svg:y="25.159cm">
          <draw:text-box>
            <text:p><text:span text:style-name="T7">M1</text:span></text:p>
          </draw:text-box>
        </draw:frame>
        <draw:frame draw:style-name="gr8" draw:text-style-name="P5" draw:layer="layout" svg:width="3.175cm" svg:height="1.715cm" svg:x="11.275cm" svg:y="25.159cm">
          <draw:text-box>
            <text:p><text:span text:style-name="T7">M2</text:span></text:p>
          </draw:text-box>
        </draw:frame>
        <draw:connector draw:style-name="gr12" draw:text-style-name="P2" draw:layer="layout" draw:type="curve" svg:x1="10.271cm" svg:y1="17.034cm" svg:x2="10.01cm" svg:y2="18.895cm" draw:start-shape="id6" draw:start-glue-point="6" draw:end-shape="id10" draw:end-glue-point="0" svg:d="M10271 17034c0 1546-261 616-261 1861">
          <text:p/>
        </draw:connector>
        <draw:connector draw:style-name="gr12" draw:text-style-name="P2" draw:layer="layout" draw:type="curve" svg:x1="10.271cm" svg:y1="17.034cm" svg:x2="16.41cm" svg:y2="18.895cm" draw:start-shape="id6" draw:start-glue-point="6" draw:end-shape="id7" draw:end-glue-point="0" svg:d="M10271 17034c0 1546 6139 616 6139 1861">
          <text:p/>
        </draw:connector>
        <draw:custom-shape draw:style-name="gr3" draw:text-style-name="P4" xml:id="id13" draw:id="id13" draw:layer="layout" svg:width="2.54cm" svg:height="2.54cm" svg:x="2.641cm" svg:y="6.595cm">
          <text:p text:style-name="P2"><text:span text:style-name="T8">=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14" draw:id="id14" draw:layer="layout" svg:width="1.27cm" svg:height="1.27cm" svg:x="1.371cm" svg:y="10.196cm">
          <text:p text:style-name="P2"><text:span text:style-name="T7">i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3" xml:id="id15" draw:id="id15" draw:layer="layout" svg:width="1.27cm" svg:height="1.27cm" svg:x="5.181cm" svg:y="10.196cm">
          <text:p text:style-name="P2"><text:span text:style-name="T7">0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2" draw:layer="layout" draw:type="line" svg:x1="3.911cm" svg:y1="9.135cm" svg:x2="2.006cm" svg:y2="10.196cm" draw:start-shape="id13" draw:start-glue-point="2" draw:end-shape="id14" draw:end-glue-point="0" svg:d="M3911 9135l-1905 1061">
          <text:p/>
        </draw:connector>
        <draw:connector draw:style-name="gr6" draw:text-style-name="P2" draw:layer="layout" draw:type="line" svg:x1="3.911cm" svg:y1="9.135cm" svg:x2="5.816cm" svg:y2="10.196cm" draw:start-shape="id13" draw:start-glue-point="2" draw:end-shape="id15" draw:end-glue-point="0" svg:d="M3911 9135l1905 1061">
          <text:p/>
        </draw:connector>
        <draw:frame draw:style-name="gr8" draw:text-style-name="P5" draw:layer="layout" svg:width="5.207cm" svg:height="1.715cm" svg:x="1.473cm" svg:y="7.415cm">
          <draw:text-box>
            <text:p><text:span text:style-name="T7">C1</text:span></text:p>
          </draw:text-box>
        </draw:frame>
        <draw:frame draw:style-name="gr8" draw:text-style-name="P5" draw:layer="layout" svg:width="3.175cm" svg:height="1.715cm" svg:x="1.381cm" svg:y="11.668cm">
          <draw:text-box>
            <text:p><text:span text:style-name="T7">M1</text:span></text:p>
          </draw:text-box>
        </draw:frame>
        <draw:frame draw:style-name="gr8" draw:text-style-name="P5" draw:layer="layout" svg:width="3.175cm" svg:height="1.715cm" svg:x="5.191cm" svg:y="11.668cm">
          <draw:text-box>
            <text:p><text:span text:style-name="T7">M2</text:span></text:p>
          </draw:text-box>
        </draw:frame>
        <draw:custom-shape draw:style-name="gr3" draw:text-style-name="P4" xml:id="id16" draw:id="id16" draw:layer="layout" svg:width="2.54cm" svg:height="2.54cm" svg:x="9.341cm" svg:y="1.595cm">
          <text:p text:style-name="P2"><text:span text:style-name="T8">=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17" draw:id="id17" draw:layer="layout" svg:width="1.27cm" svg:height="1.27cm" svg:x="8.071cm" svg:y="5.196cm">
          <text:p text:style-name="P2"><text:span text:style-name="T7">j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3" xml:id="id18" draw:id="id18" draw:layer="layout" svg:width="1.27cm" svg:height="1.27cm" svg:x="11.881cm" svg:y="5.196cm">
          <text:p text:style-name="P2"><text:span text:style-name="T7">0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2" draw:layer="layout" draw:type="line" svg:x1="10.611cm" svg:y1="4.135cm" svg:x2="8.706cm" svg:y2="5.196cm" draw:start-shape="id16" draw:start-glue-point="2" draw:end-shape="id17" draw:end-glue-point="0" svg:d="M10611 4135l-1905 1061">
          <text:p/>
        </draw:connector>
        <draw:connector draw:style-name="gr6" draw:text-style-name="P2" draw:layer="layout" draw:type="line" svg:x1="10.611cm" svg:y1="4.135cm" svg:x2="12.516cm" svg:y2="5.196cm" draw:start-shape="id16" draw:start-glue-point="2" draw:end-shape="id18" draw:end-glue-point="0" svg:d="M10611 4135l1905 1061">
          <text:p/>
        </draw:connector>
        <draw:frame draw:style-name="gr8" draw:text-style-name="P5" draw:layer="layout" svg:width="5.207cm" svg:height="1.715cm" svg:x="7.988cm" svg:y="1.698cm">
          <draw:text-box>
            <text:p><text:span text:style-name="T7">C2</text:span></text:p>
          </draw:text-box>
        </draw:frame>
        <draw:frame draw:style-name="gr8" draw:text-style-name="P5" draw:layer="layout" svg:width="3.175cm" svg:height="1.715cm" svg:x="7.974cm" svg:y="6.559cm">
          <draw:text-box>
            <text:p><text:span text:style-name="T7">M1</text:span></text:p>
          </draw:text-box>
        </draw:frame>
        <draw:frame draw:style-name="gr8" draw:text-style-name="P5" draw:layer="layout" svg:width="3.175cm" svg:height="1.715cm" svg:x="10.476cm" svg:y="5.459cm">
          <draw:text-box>
            <text:p><text:span text:style-name="T7">M2</text:span></text:p>
          </draw:text-box>
        </draw:frame>
        <draw:connector draw:style-name="gr12" draw:text-style-name="P2" draw:layer="layout" draw:type="curve" svg:x1="4.019cm" svg:y1="5.536cm" svg:x2="3.911cm" svg:y2="6.595cm" draw:start-shape="id19" draw:start-glue-point="6" draw:end-shape="id13" draw:end-glue-point="0" svg:d="M4019 5536c0 1030-108 501-108 1059">
          <text:p/>
        </draw:connector>
        <draw:connector draw:style-name="gr12" draw:text-style-name="P2" draw:layer="layout" draw:type="curve" svg:x1="5.924cm" svg:y1="3.932cm" svg:x2="9.341cm" svg:y2="2.865cm" draw:start-shape="id19" draw:start-glue-point="7" draw:end-shape="id16" draw:end-glue-point="3" svg:d="M5924 3932c2583 0 875-1067 3417-1067">
          <text:p/>
        </draw:connector>
        <draw:connector draw:style-name="gr12" draw:text-style-name="P2" draw:layer="layout" draw:type="curve" svg:x1="5.924cm" svg:y1="3.932cm" svg:x2="8.99cm" svg:y2="11.26cm" draw:start-shape="id19" draw:start-glue-point="7" draw:end-shape="id1" draw:end-glue-point="6" svg:d="M5924 3932c2301 0 768 7328 3066 73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2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19T11:49:48.20</meta:creation-date>
    <dc:date>2019-10-21T08:38:03.97</dc:date>
    <meta:editing-duration>P1DT7H59M53S</meta:editing-duration>
    <meta:editing-cycles>6</meta:editing-cycles>
    <meta:generator>OpenOffice/4.1.3$Win32 OpenOffice.org_project/413m1$Build-9783</meta:generator>
    <meta:document-statistic meta:object-count="56"/>
  </office:meta>
</office:document-meta>
</file>